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2.444cm" svg:height="12.624cm" svg:x="7.425cm" svg:y="0.79cm">
            <draw:object draw:notify-on-update-of-ranges="Sheet1.A1:Sheet1.A38 Sheet1.B1:Sheet1.B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B$1:.B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$1:.B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$1:.B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B$1:.B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B$1:.B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B$1:.B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02" calcext:value-type="float">
            <text:p>1102</text:p>
          </table:table-cell>
          <table:table-cell table:formula="of:=SUM([.B$1:.B7])"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[.B$1:.B8])"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77" calcext:value-type="float">
            <text:p>1977</text:p>
          </table:table-cell>
          <table:table-cell table:formula="of:=SUM([.B$1:.B9])" office:value-type="float" office:value="3079" calcext:value-type="float">
            <text:p>30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685" calcext:value-type="float">
            <text:p>16685</text:p>
          </table:table-cell>
          <table:table-cell table:formula="of:=SUM([.B$1:.B10])" office:value-type="float" office:value="19764" calcext:value-type="float">
            <text:p>197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523" calcext:value-type="float">
            <text:p>14523</text:p>
          </table:table-cell>
          <table:table-cell table:formula="of:=SUM([.B$1:.B11])" office:value-type="float" office:value="34287" calcext:value-type="float">
            <text:p>342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SUM([.B$1:.B12])" office:value-type="float" office:value="34287" calcext:value-type="float">
            <text:p>342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4588" calcext:value-type="float">
            <text:p>124588</text:p>
          </table:table-cell>
          <table:table-cell table:formula="of:=SUM([.B$1:.B13])" office:value-type="float" office:value="158875" calcext:value-type="float">
            <text:p>1588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UM([.B$1:.B14])" office:value-type="float" office:value="158875" calcext:value-type="float">
            <text:p>1588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469" calcext:value-type="float">
            <text:p>96469</text:p>
          </table:table-cell>
          <table:table-cell table:formula="of:=SUM([.B$1:.B15])" office:value-type="float" office:value="255344" calcext:value-type="float">
            <text:p>2553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1932" calcext:value-type="float">
            <text:p>141932</text:p>
          </table:table-cell>
          <table:table-cell table:formula="of:=SUM([.B$1:.B16])" office:value-type="float" office:value="397276" calcext:value-type="float">
            <text:p>3972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3574" calcext:value-type="float">
            <text:p>123574</text:p>
          </table:table-cell>
          <table:table-cell table:formula="of:=SUM([.B$1:.B17])" office:value-type="float" office:value="520850" calcext:value-type="float">
            <text:p>5208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SUM([.B$1:.B18])" office:value-type="float" office:value="520850" calcext:value-type="float">
            <text:p>5208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5432" calcext:value-type="float">
            <text:p>255432</text:p>
          </table:table-cell>
          <table:table-cell table:formula="of:=SUM([.B$1:.B19])" office:value-type="float" office:value="776282" calcext:value-type="float">
            <text:p>7762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B$1:.B20])" office:value-type="float" office:value="776282" calcext:value-type="float">
            <text:p>7762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6468" calcext:value-type="float">
            <text:p>66468</text:p>
          </table:table-cell>
          <table:table-cell table:formula="of:=SUM([.B$1:.B21])" office:value-type="float" office:value="842750" calcext:value-type="float">
            <text:p>8427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4598" calcext:value-type="float">
            <text:p>84598</text:p>
          </table:table-cell>
          <table:table-cell table:formula="of:=SUM([.B$1:.B22])" office:value-type="float" office:value="927348" calcext:value-type="float">
            <text:p>9273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900" calcext:value-type="float">
            <text:p>27900</text:p>
          </table:table-cell>
          <table:table-cell table:formula="of:=SUM([.B$1:.B23])" office:value-type="float" office:value="955248" calcext:value-type="float">
            <text:p>9552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SUM([.B$1:.B24])" office:value-type="float" office:value="955248" calcext:value-type="float">
            <text:p>9552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6927" calcext:value-type="float">
            <text:p>36927</text:p>
          </table:table-cell>
          <table:table-cell table:formula="of:=SUM([.B$1:.B25])" office:value-type="float" office:value="992175" calcext:value-type="float">
            <text:p>9921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SUM([.B$1:.B26])" office:value-type="float" office:value="992175" calcext:value-type="float">
            <text:p>9921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36" calcext:value-type="float">
            <text:p>1636</text:p>
          </table:table-cell>
          <table:table-cell table:formula="of:=SUM([.B$1:.B27])" office:value-type="float" office:value="993811" calcext:value-type="float">
            <text:p>9938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80" calcext:value-type="float">
            <text:p>5180</text:p>
          </table:table-cell>
          <table:table-cell table:formula="of:=SUM([.B$1:.B28])" office:value-type="float" office:value="998991" calcext:value-type="float">
            <text:p>99899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3" calcext:value-type="float">
            <text:p>233</text:p>
          </table:table-cell>
          <table:table-cell table:formula="of:=SUM([.B$1:.B29])" office:value-type="float" office:value="999224" calcext:value-type="float">
            <text:p>9992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SUM([.B$1:.B30])" office:value-type="float" office:value="999224" calcext:value-type="float">
            <text:p>9992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14" calcext:value-type="float">
            <text:p>714</text:p>
          </table:table-cell>
          <table:table-cell table:formula="of:=SUM([.B$1:.B31])" office:value-type="float" office:value="999938" calcext:value-type="float">
            <text:p>99993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SUM([.B$1:.B32])" office:value-type="float" office:value="999938" calcext:value-type="float">
            <text:p>9999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B$1:.B33])" office:value-type="float" office:value="999939" calcext:value-type="float">
            <text:p>9999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table:formula="of:=SUM([.B$1:.B34])" office:value-type="float" office:value="999998" calcext:value-type="float">
            <text:p>99999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B$1:.B35])" office:value-type="float" office:value="999998" calcext:value-type="float">
            <text:p>99999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SUM([.B$1:.B36])" office:value-type="float" office:value="999998" calcext:value-type="float">
            <text:p>99999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formula="of:=SUM([.B$1:.B37])"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B$1:.B38])" office:value-type="float" office:value="1000000" calcext:value-type="float">
            <text:p>1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MY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MY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3">00/00/0000</text:date>, <text:time style:data-style-name="N2" text:time-value="02:06:24.76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2T13:47:44.037000000</meta:creation-date>
    <dc:date>2026-04-03T02:09:19.008000000</dc:date>
    <meta:editing-duration>PT6M37S</meta:editing-duration>
    <meta:editing-cycles>2</meta:editing-cycles>
    <meta:generator>LibreOffice/7.3.2.2$Windows_X86_64 LibreOffice_project/49f2b1bff42cfccbd8f788c8dc32c1c309559be0</meta:generator>
    <meta:document-statistic meta:table-count="1" meta:cell-count="114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445cm" svg:height="12.625cm" xlink:href=".." xlink:type="simple" chart:class="chart:bar" chart:style-name="ch1">
        <chart:legend chart:legend-position="end" svg:x="20.182cm" svg:y="6.013cm" style:legend-expansion="high" chart:style-name="ch2"/>
        <chart:plot-area chart:style-name="ch3" table:cell-range-address="Sheet1.A1:Sheet1.B38" chart:data-source-has-labels="column" svg:x="0.448cm" svg:y="0.252cm" svg:width="19.286cm" svg:height="12.121cm">
          <chart:coordinate-region svg:x="1.81cm" svg:y="0.451cm" svg:width="17.924cm" svg:height="11.275cm"/>
          <chart:axis chart:dimension="x" chart:name="primary-x" chart:style-name="ch4" chartooo:axis-type="auto">
            <chartooo:date-scale/>
            <chart:categories table:cell-range-address="Sheet1.A1:Sheet1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38" chart:class="chart:bar">
            <chart:data-point chart:repeated="3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1:Sheet1.A38</svg:desc>
                </draw:g>
              </table:table-cell>
              <table:table-cell office:value-type="float" office:value="0">
                <text:p>0</text:p>
                <draw:g>
                  <svg:desc>Sheet1.B1:Sheet1.B3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6685">
                <text:p>166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523">
                <text:p>1452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4588">
                <text:p>12458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6469">
                <text:p>9646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41932">
                <text:p>14193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3574">
                <text:p>12357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55432">
                <text:p>25543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6468">
                <text:p>6646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4598">
                <text:p>8459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7900">
                <text:p>2790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6927">
                <text:p>3692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180">
                <text:p>518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